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9.721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otal</text:p>
          </table:table-cell>
          <table:table-cell table:style-name="ce4" office:value-type="string" calcext:value-type="string">
            <text:p>in cerberus official schema</text:p>
          </table:table-cell>
          <table:table-cell table:style-name="ce4" office:value-type="string" calcext:value-type="string">
            <text:p>standard table</text:p>
          </table:table-cell>
          <table:table-cell table:style-name="ce4" office:value-type="string" calcext:value-type="string">
            <text:p>method rename</text:p>
          </table:table-cell>
          <table:table-cell table:style-name="ce8" office:value-type="string" calcext:value-type="string">
            <text:p>method refactor</text:p>
            <text:p>No more _Deprecated</text:p>
          </table:table-cell>
          <table:table-cell table:style-name="ce8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abonn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applicatio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ODO</text:p>
          </table:table-cell>
          <table:table-cell office:value-type="string" calcext:value-type="string">
            <text:p>2 Servlets, 3 DAOs, 3 Servi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pplicationas400paramete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conten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comparisonstat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ODO</text:p>
          </table:table-cell>
          <table:table-cell office:value-type="string" calcext:value-type="string">
            <text:p>1 Servl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hosttem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ast_execu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lo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logev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ogeventchan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glassfis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ualitynonconformitiesema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impa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oaplibr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qllibr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cont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z_applic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tem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testda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65])" office:value-type="float" office:value="64" calcext:value-type="float">
            <text:p>64</text:p>
          </table:table-cell>
          <table:table-cell table:style-name="ce1" table:formula="of:=SUM([.D2:.D65])" office:value-type="float" office:value="54" calcext:value-type="float">
            <text:p>54</text:p>
          </table:table-cell>
          <table:table-cell table:style-name="ce1" table:formula="of:=SUM([.E2:.E65])" office:value-type="float" office:value="50" calcext:value-type="float">
            <text:p>50</text:p>
          </table:table-cell>
          <table:table-cell table:style-name="ce1" table:formula="of:=SUM([.F2:.F65])" office:value-type="float" office:value="4" calcext:value-type="float">
            <text:p>4</text:p>
          </table:table-cell>
          <table:table-cell table:style-name="ce1" table:formula="of:=SUM([.G2:.G65])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number-columns-repeated="2"/>
          <table:table-cell table:style-name="Default"/>
          <table:table-cell table:style-name="ce7" table:formula="of:=[.F66]/[.E66]" office:value-type="percentage" office:value="0.08" calcext:value-type="percentage">
            <text:p>8%</text:p>
          </table:table-cell>
          <table:table-cell table:style-name="ce7" table:formula="of:=[.G66]/[.E66]" office:value-type="percentage" office:value="0.04" calcext:value-type="percentage">
            <text:p>4%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H6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0/00/0000</text:date>, <text:time style:data-style-name="N2" text:time-value="20:46:57.738230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5-09-12T17:13:20.873112871</dc:date>
    <meta:editing-duration>PT6H41M59S</meta:editing-duration>
    <meta:editing-cycles>21</meta:editing-cycles>
    <meta:generator>LibreOffice/4.2.8.2$Linux_X86_64 LibreOffice_project/420m0$Build-2</meta:generator>
    <meta:document-statistic meta:table-count="1" meta:cell-count="351" meta:object-count="0"/>
  </office:meta>
</office:document-meta>
</file>